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6600" draw:fill="gradient" draw:fill-color="#ccffcc" draw:fill-gradient-name="Gradient_20_11" draw:opacity="30%" draw:textarea-horizontal-align="justify" draw:textarea-vertical-align="middle" draw:auto-grow-height="false" fo:min-height="1.241cm" fo:min-width="3.912cm"/>
    </style:style>
    <style:style style:name="gr2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1.356cm" fo:min-width="3.773cm"/>
    </style:style>
    <style:style style:name="gr3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1.241cm" fo:min-width="3.912cm"/>
    </style:style>
    <style:style style:name="gr4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896cm" fo:min-width="3.313cm"/>
    </style:style>
    <style:style style:name="gr5" style:family="graphic" style:parent-style-name="standard">
      <style:graphic-properties svg:stroke-color="#336600" draw:fill="gradient" draw:fill-color="#ccffcc" draw:fill-gradient-name="Gradient_20_20" draw:opacity="30%" draw:textarea-horizontal-align="justify" draw:textarea-vertical-align="middle" draw:auto-grow-height="false" fo:min-height="0.896cm" fo:min-width="3.313cm"/>
    </style:style>
    <style:style style:name="gr6" style:family="graphic" style:parent-style-name="standard">
      <style:graphic-properties svg:stroke-color="#336600" draw:fill="gradient" draw:fill-color="#ccffcc" draw:fill-gradient-name="Gradient_20_22" draw:opacity="30%" draw:textarea-horizontal-align="justify" draw:textarea-vertical-align="middle" draw:auto-grow-height="false" fo:min-height="0.896cm" fo:min-width="3.313cm"/>
    </style:style>
    <style:style style:name="gr7" style:family="graphic" style:parent-style-name="standard">
      <style:graphic-properties svg:stroke-color="#336600" draw:fill="gradient" draw:fill-color="#ccffcc" draw:fill-gradient-name="Gradient_20_21" draw:opacity="30%" draw:textarea-horizontal-align="justify" draw:textarea-vertical-align="middle" draw:auto-grow-height="false" fo:min-height="0.896cm" fo:min-width="3.313cm"/>
    </style:style>
    <style:style style:name="gr8" style:family="graphic" style:parent-style-name="standard">
      <style:graphic-properties svg:stroke-color="#336600" draw:fill="solid" draw:fill-color="#ccff99" draw:opacity="30%" draw:textarea-horizontal-align="justify" draw:textarea-vertical-align="middle" draw:auto-grow-height="false" fo:min-height="0.896cm" fo:min-width="3.313cm"/>
    </style:style>
    <style:style style:name="gr9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0.896cm" fo:min-width="3.313cm"/>
    </style:style>
    <style:style style:name="gr10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0.896cm" fo:min-width="3.313cm"/>
    </style:style>
    <style:style style:name="gr11" style:family="graphic" style:parent-style-name="standard">
      <style:graphic-properties svg:stroke-color="#004586" draw:fill="solid" draw:fill-color="#99ffff" draw:opacity="30%" draw:textarea-horizontal-align="justify" draw:textarea-vertical-align="middle" draw:auto-grow-height="false" fo:min-height="0.896cm" fo:min-width="3.313cm"/>
    </style:style>
    <style:style style:name="gr12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668cm" fo:min-width="0.418cm"/>
    </style:style>
    <style:style style:name="gr13" style:family="graphic" style:parent-style-name="standard">
      <style:graphic-properties svg:stroke-color="#336600" draw:fill="solid" draw:fill-color="#ccff99" draw:opacity="30%" draw:textarea-horizontal-align="justify" draw:textarea-vertical-align="middle" draw:auto-grow-height="false" fo:min-height="0.668cm" fo:min-width="0.418cm"/>
    </style:style>
    <style:style style:name="gr14" style:family="graphic" style:parent-style-name="standard">
      <style:graphic-properties svg:stroke-color="#336600" draw:fill="gradient" draw:fill-color="#ccffcc" draw:fill-gradient-name="Gradient_20_19" draw:opacity="30%" draw:textarea-horizontal-align="justify" draw:textarea-vertical-align="middle" draw:auto-grow-height="false" fo:min-height="0.668cm" fo:min-width="0.418cm"/>
    </style:style>
    <style:style style:name="gr15" style:family="graphic" style:parent-style-name="standard">
      <style:graphic-properties svg:stroke-color="#ffd320" draw:fill="gradient" draw:fill-color="#ffff00" draw:fill-gradient-name="Gradient_20_16" draw:opacity="55%" draw:textarea-horizontal-align="justify" draw:textarea-vertical-align="middle" draw:auto-grow-height="false" fo:min-height="0.69cm" fo:min-width="0.44cm"/>
    </style:style>
    <style:style style:name="gr16" style:family="graphic" style:parent-style-name="standard">
      <style:graphic-properties svg:stroke-color="#004586" draw:fill="gradient" draw:fill-color="#e6e6ff" draw:fill-gradient-name="Gradient_20_17" draw:opacity="30%" draw:textarea-horizontal-align="justify" draw:textarea-vertical-align="middle" draw:auto-grow-height="false" fo:min-height="0.668cm" fo:min-width="0.464cm"/>
    </style:style>
    <style:style style:name="gr17" style:family="graphic" style:parent-style-name="standard">
      <style:graphic-properties svg:stroke-color="#004586" draw:fill="solid" draw:fill-color="#99ffff" draw:opacity="30%" draw:textarea-horizontal-align="justify" draw:textarea-vertical-align="middle" draw:auto-grow-height="false" fo:min-height="0.668cm" fo:min-width="0.464cm"/>
    </style:style>
    <style:style style:name="gr18" style:family="graphic" style:parent-style-name="standard">
      <style:graphic-properties draw:stroke="none" svg:stroke-color="#000000" draw:fill="none" draw:fill-color="#ffffff" fo:min-height="1.72cm"/>
    </style:style>
    <style:style style:name="gr19" style:family="graphic" style:parent-style-name="objectwithoutfill">
      <style:graphic-properties svg:stroke-width="0.071cm" svg:stroke-color="#0066cc" draw:marker-start-width="0.307cm" draw:marker-end="Rounded_20_short_20_Arrow" draw:marker-end-width="0.407cm" draw:fill="none" draw:textarea-vertical-align="middle" fo:padding-top="0.161cm" fo:padding-bottom="0.161cm" fo:padding-left="0.286cm" fo:padding-right="0.286cm"/>
    </style:style>
    <style:style style:name="gr20" style:family="graphic" style:parent-style-name="objectwithoutfill">
      <style:graphic-properties svg:stroke-width="0.071cm" svg:stroke-color="#0066c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21" style:family="graphic" style:parent-style-name="objectwithoutfill">
      <style:graphic-properties svg:stroke-width="0.071cm" svg:stroke-color="#009900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22" style:family="graphic" style:parent-style-name="objectwithoutfill">
      <style:graphic-properties svg:stroke-width="0.071cm" svg:stroke-color="#579d1c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23" style:family="graphic" style:parent-style-name="objectwithoutfill">
      <style:graphic-properties svg:stroke-width="0.071cm" svg:stroke-color="#579d1c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71cm" svg:stroke-color="#ff950e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draw:stroke="none" svg:stroke-color="#000000" draw:fill="none" draw:fill-color="#ffffff" fo:min-height="3.21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cffcc" draw:fill-gradient-name="Gradient_20_11" draw:opacity="30%"/>
      <style:paragraph-properties fo:text-align="center"/>
      <style:text-properties style:font-name="Cabin" fo:font-size="20pt" style:font-size-asian="20pt" style:font-size-complex="20pt"/>
    </style:style>
    <style:style style:name="P3" style:family="paragraph">
      <loext:graphic-properties draw:fill="gradient" draw:fill-color="#ffff00" draw:fill-gradient-name="Gradient_20_16" draw:opacity="55%"/>
      <style:paragraph-properties fo:text-align="center"/>
      <style:text-properties style:font-name="Cabin" fo:font-size="20pt" style:font-size-asian="20pt" style:font-size-complex="20pt"/>
    </style:style>
    <style:style style:name="P4" style:family="paragraph">
      <loext:graphic-properties draw:fill="gradient" draw:fill-color="#e6e6ff" draw:fill-gradient-name="Gradient_20_17" draw:opacity="30%"/>
      <style:paragraph-properties fo:text-align="center"/>
      <style:text-properties style:font-name="Cabin" fo:font-size="20pt" style:font-size-asian="20pt" style:font-size-complex="20pt"/>
    </style:style>
    <style:style style:name="P5" style:family="paragraph">
      <loext:graphic-properties draw:fill="gradient" draw:fill-color="#ccffcc" draw:fill-gradient-name="Gradient_20_19" draw:opacity="30%"/>
      <style:paragraph-properties fo:text-align="center"/>
      <style:text-properties style:font-name="Cabin" fo:font-size="20pt" style:font-size-asian="20pt" style:font-size-complex="20pt"/>
    </style:style>
    <style:style style:name="P6" style:family="paragraph">
      <loext:graphic-properties draw:fill="gradient" draw:fill-color="#ccffcc" draw:fill-gradient-name="Gradient_20_20" draw:opacity="30%"/>
      <style:paragraph-properties fo:text-align="center"/>
      <style:text-properties style:font-name="Cabin" fo:font-size="20pt" style:font-size-asian="20pt" style:font-size-complex="20pt"/>
    </style:style>
    <style:style style:name="P7" style:family="paragraph">
      <loext:graphic-properties draw:fill="gradient" draw:fill-color="#ccffcc" draw:fill-gradient-name="Gradient_20_22" draw:opacity="30%"/>
      <style:paragraph-properties fo:text-align="center"/>
      <style:text-properties style:font-name="Cabin" fo:font-size="20pt" style:font-size-asian="20pt" style:font-size-complex="20pt"/>
    </style:style>
    <style:style style:name="P8" style:family="paragraph">
      <loext:graphic-properties draw:fill="gradient" draw:fill-color="#ccffcc" draw:fill-gradient-name="Gradient_20_21" draw:opacity="30%"/>
      <style:paragraph-properties fo:text-align="center"/>
      <style:text-properties style:font-name="Cabin" fo:font-size="20pt" style:font-size-asian="20pt" style:font-size-complex="20pt"/>
    </style:style>
    <style:style style:name="P9" style:family="paragraph">
      <loext:graphic-properties draw:fill="solid" draw:fill-color="#ccff99" draw:opacity="30%"/>
      <style:paragraph-properties fo:text-align="center"/>
      <style:text-properties style:font-name="Cabin" fo:font-size="20pt" style:font-size-asian="20pt" style:font-size-complex="20pt"/>
    </style:style>
    <style:style style:name="P10" style:family="paragraph">
      <loext:graphic-properties draw:fill="solid" draw:fill-color="#99ffff" draw:opacity="30%"/>
      <style:paragraph-properties fo:text-align="center"/>
      <style:text-properties style:font-name="Cabin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Cabin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Cabin" fo:font-size="25pt" fo:font-weight="bold" style:font-size-asian="25pt" style:font-weight-asian="bold" style:font-size-complex="25pt" style:font-weight-complex="bold"/>
    </style:style>
    <style:style style:name="T1" style:family="text">
      <style:text-properties style:font-name="Cabin" fo:font-size="20pt" style:font-size-asian="20pt" style:font-size-complex="20pt"/>
    </style:style>
    <style:style style:name="T2" style:family="text">
      <style:text-properties style:font-name="Cabin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579d1c" style:font-name="Cabin" fo:font-size="25pt" fo:font-weight="bold" style:font-size-asian="25pt" style:font-weight-asian="bold" style:font-size-complex="25pt" style:font-weight-complex="bold"/>
    </style:style>
    <style:style style:name="T4" style:family="text">
      <style:text-properties fo:color="#ff950e" style:font-name="Cabin" fo:font-size="25pt" fo:font-weight="bold" style:font-size-asian="25pt" style:font-weight-asian="bold" style:font-size-complex="25pt" style:font-weight-complex="bold"/>
    </style:style>
    <style:style style:name="T5" style:family="text">
      <style:text-properties fo:color="#0066cc" style:font-name="Cabin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1.651cm" svg:x="7.477cm" svg:y="4.759cm">
          <text:p text:style-name="P1"><text:span text:style-name="T1">Vers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445cm" svg:height="1.778cm" svg:x="21.193cm" svg:y="3.697cm">
          <text:p text:style-name="P1"><text:span text:style-name="T1">Camera-rea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72cm" svg:height="1.651cm" svg:x="30.527cm" svg:y="4.632cm">
          <text:p text:style-name="P1"><text:span text:style-name="T1">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937cm" svg:height="1.27cm" svg:x="1.1cm" svg:y="8.569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3.937cm" svg:height="1.27cm" svg:x="6.461cm" svg:y="8.596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3.937cm" svg:height="1.27cm" svg:x="12.811cm" svg:y="8.569cm">
          <text:p text:style-name="P1"><text:span text:style-name="T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3.937cm" svg:height="1.27cm" svg:x="7.985cm" svg:y="11.736cm">
          <text:p text:style-name="P1"><text:span text:style-name="T1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1" draw:id="id31" draw:layer="layout" svg:width="3.937cm" svg:height="1.27cm" svg:x="11.668cm" svg:y="16.989cm">
          <text:p text:style-name="P1"><text:span text:style-name="T1">Revie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2" draw:id="id32" draw:layer="layout" svg:width="3.937cm" svg:height="1.27cm" svg:x="17.256cm" svg:y="17.078cm">
          <text:p text:style-name="P1"><text:span text:style-name="T1">Review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5" draw:id="id15" draw:layer="layout" svg:width="3.937cm" svg:height="1.27cm" svg:x="17.618cm" svg:y="8.569cm">
          <text:p text:style-name="P1"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7" draw:id="id17" draw:layer="layout" svg:width="3.937cm" svg:height="1.27cm" svg:x="26.956cm" svg:y="8.569cm">
          <text:p text:style-name="P1"><text:span text:style-name="T1"><text:s/></text:span><text:span text:style-name="T1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8" draw:id="id18" draw:layer="layout" svg:width="3.937cm" svg:height="1.27cm" svg:x="32.001cm" svg:y="8.569cm">
          <text:p text:style-name="P1"><text:span text:style-name="T1"><text:s/></text:span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0" draw:id="id20" draw:layer="layout" svg:width="3.937cm" svg:height="1.27cm" svg:x="36.973cm" svg:y="8.569cm">
          <text:p text:style-name="P1"><text:span text:style-name="T1">Conclu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9" draw:id="id19" draw:layer="layout" svg:width="3.937cm" svg:height="1.27cm" svg:x="31.083cm" svg:y="11.736cm">
          <text:p text:style-name="P1"><text:span text:style-name="T1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36" draw:id="id36" draw:layer="layout" svg:width="3.937cm" svg:height="1.27cm" svg:x="25.511cm" svg:y="17.205cm">
          <text:p text:style-name="P1"><text:span text:style-name="T1">Review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38" draw:id="id38" draw:layer="layout" svg:width="3.937cm" svg:height="1.27cm" svg:x="34.274cm" svg:y="17.205cm">
          <text:p text:style-name="P1"><text:span text:style-name="T1">Review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8" draw:id="id28" draw:layer="layout" svg:width="1.016cm" svg:height="1.016cm" svg:x="1.1cm" svg:y="1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9" draw:id="id29" draw:layer="layout" svg:width="1.016cm" svg:height="1.016cm" svg:x="3.794cm" svg:y="1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0" draw:id="id30" draw:layer="layout" svg:width="1.016cm" svg:height="1.016cm" svg:x="6.461cm" svg:y="17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6" draw:id="id26" draw:layer="layout" svg:width="1.016cm" svg:height="1.016cm" svg:x="6.207cm" svg:y="1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0" draw:id="id10" draw:layer="layout" svg:width="1.016cm" svg:height="1.016cm" svg:x="10.906cm" svg:y="19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2" draw:id="id12" draw:layer="layout" svg:width="1.016cm" svg:height="1.016cm" svg:x="13.954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4" draw:id="id14" draw:layer="layout" svg:width="1.016cm" svg:height="1.016cm" svg:x="14.843cm" svg:y="1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3" draw:id="id13" draw:layer="layout" svg:width="1.016cm" svg:height="1.016cm" svg:x="18.526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8" draw:id="id8" draw:layer="layout" svg:width="1.016cm" svg:height="1.016cm" svg:x="8.239cm" svg:y="14.63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9" draw:id="id9" draw:layer="layout" svg:width="1.016cm" svg:height="1.016cm" svg:x="10.525cm" svg:y="14.6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1" draw:id="id11" draw:layer="layout" svg:width="1.016cm" svg:height="1.016cm" svg:x="9.001cm" svg:y="17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3" draw:id="id33" draw:layer="layout" svg:width="1.04cm" svg:height="1.04cm" svg:x="18.502cm" svg:y="11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9" draw:id="id39" draw:layer="layout" svg:width="1.04cm" svg:height="1.04cm" svg:x="20.558cm" svg:y="11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7" draw:id="id27" draw:layer="layout" svg:width="1.062cm" svg:height="1.016cm" svg:x="30.164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1" draw:id="id21" draw:layer="layout" svg:width="1.062cm" svg:height="1.016cm" svg:x="26.608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7" draw:id="id37" draw:layer="layout" svg:width="1.062cm" svg:height="1.016cm" svg:x="33.512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1" draw:id="id41" draw:layer="layout" svg:width="1.062cm" svg:height="1.016cm" svg:x="24.83cm" svg:y="11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2" draw:id="id22" draw:layer="layout" svg:width="1.062cm" svg:height="1.016cm" svg:x="29.021cm" svg:y="11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6" draw:id="id16" draw:layer="layout" svg:width="1.062cm" svg:height="1.016cm" svg:x="23.017cm" svg:y="11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3" draw:id="id23" draw:layer="layout" svg:width="1.062cm" svg:height="1.016cm" svg:x="35.887cm" svg:y="14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5" draw:id="id35" draw:layer="layout" svg:width="1.062cm" svg:height="1.016cm" svg:x="39.473cm" svg:y="11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4" draw:id="id24" draw:layer="layout" svg:width="1.062cm" svg:height="1.016cm" svg:x="38.846cm" svg:y="14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5" draw:id="id25" draw:layer="layout" svg:width="1.062cm" svg:height="1.016cm" svg:x="35.652cm" svg:y="11.8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4" draw:id="id34" draw:layer="layout" svg:width="1.062cm" svg:height="1.016cm" svg:x="37.703cm" svg:y="11.8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524cm" svg:height="1.97cm" svg:x="10.925cm" svg:y="7.807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15.732cm" svg:y="16.162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27.289cm" svg:y="11.171cm">
          <draw:text-box>
            <text:p><text:span text:style-name="T2">...</text:span></text:p>
          </draw:text-box>
        </draw:frame>
        <draw:frame draw:style-name="gr18" draw:text-style-name="P11" xml:id="id40" draw:id="id40" draw:layer="layout" svg:width="1.524cm" svg:height="1.97cm" svg:x="25.511cm" svg:y="7.807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31.317cm" svg:y="16.481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2.243cm" svg:y="10.982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4.937cm" svg:y="7.807cm">
          <draw:text-box>
            <text:p><text:span text:style-name="T2">...</text:span></text:p>
          </draw:text-box>
        </draw:frame>
        <draw:frame draw:style-name="gr18" draw:text-style-name="P11" draw:layer="layout" svg:width="1.524cm" svg:height="1.97cm" svg:x="7.477cm" svg:y="16.427cm">
          <draw:text-box>
            <text:p><text:span text:style-name="T2">...</text:span></text:p>
          </draw:text-box>
        </draw:frame>
        <draw:connector draw:style-name="gr19" draw:text-style-name="P12" draw:layer="layout" draw:type="curve" draw:line-skew="-0.993cm" svg:x1="32.813cm" svg:y1="4.632cm" svg:x2="9.763cm" svg:y2="4.759cm" draw:start-shape="id1" draw:start-glue-point="0" draw:end-shape="id2" draw:end-glue-point="0" svg:d="M32813 4632c0-2242-23050-2306-23050 127" svg:viewBox="0 0 23051 1818">
          <text:p/>
        </draw:connector>
        <draw:connector draw:style-name="gr20" draw:text-style-name="P12" draw:layer="layout" draw:type="line" svg:x1="25.638cm" svg:y1="4.586cm" svg:x2="30.527cm" svg:y2="5.457cm" draw:start-shape="id3" draw:start-glue-point="1" draw:end-shape="id1" draw:end-glue-point="3" svg:d="M25638 4586l4889 871" svg:viewBox="0 0 4890 872">
          <text:p/>
        </draw:connector>
        <draw:connector draw:style-name="gr21" draw:text-style-name="P12" draw:layer="layout" draw:type="line" svg:x1="9.763cm" svg:y1="6.41cm" svg:x2="3.068cm" svg:y2="8.569cm" draw:start-shape="id2" draw:start-glue-point="2" draw:end-shape="id4" draw:end-glue-point="0" svg:d="M9763 6410l-6695 2159" svg:viewBox="0 0 6696 2160">
          <text:p/>
        </draw:connector>
        <draw:connector draw:style-name="gr22" draw:text-style-name="P12" draw:layer="layout" draw:type="line" svg:x1="9.763cm" svg:y1="6.41cm" svg:x2="8.429cm" svg:y2="8.596cm" draw:start-shape="id2" draw:start-glue-point="2" draw:end-shape="id5" draw:end-glue-point="0" svg:d="M9763 6410l-1334 2186" svg:viewBox="0 0 1335 2187">
          <text:p/>
        </draw:connector>
        <draw:connector draw:style-name="gr22" draw:text-style-name="P12" draw:layer="layout" draw:type="line" svg:x1="9.763cm" svg:y1="6.41cm" svg:x2="14.779cm" svg:y2="8.569cm" draw:start-shape="id2" draw:start-glue-point="2" draw:end-shape="id6" draw:end-glue-point="0" svg:d="M9763 6410l5016 2159" svg:viewBox="0 0 5017 2160">
          <text:p/>
        </draw:connector>
        <draw:connector draw:style-name="gr22" draw:text-style-name="P12" draw:layer="layout" draw:type="line" svg:x1="9.763cm" svg:y1="6.41cm" svg:x2="11.717cm" svg:y2="8.403cm" draw:start-shape="id2" draw:start-glue-point="2" svg:d="M9763 6410l1954 1993" svg:viewBox="0 0 1955 1994">
          <text:p/>
        </draw:connector>
        <draw:connector draw:style-name="gr22" draw:text-style-name="P12" draw:layer="layout" draw:type="line" svg:x1="8.429cm" svg:y1="9.866cm" svg:x2="9.953cm" svg:y2="11.736cm" draw:start-shape="id5" draw:start-glue-point="2" draw:end-shape="id7" draw:end-glue-point="0" svg:d="M8429 9866l1524 1870" svg:viewBox="0 0 1525 1871">
          <text:p/>
        </draw:connector>
        <draw:connector draw:style-name="gr22" draw:text-style-name="P12" draw:layer="layout" draw:type="line" svg:x1="9.953cm" svg:y1="13.006cm" svg:x2="8.747cm" svg:y2="14.63cm" draw:start-shape="id7" draw:start-glue-point="2" draw:end-shape="id8" draw:end-glue-point="0" svg:d="M9953 13006l-1206 1624" svg:viewBox="0 0 1207 1625">
          <text:p/>
        </draw:connector>
        <draw:connector draw:style-name="gr22" draw:text-style-name="P12" draw:layer="layout" draw:type="line" svg:x1="9.953cm" svg:y1="13.006cm" svg:x2="11.033cm" svg:y2="14.63cm" draw:start-shape="id7" draw:start-glue-point="2" draw:end-shape="id9" draw:end-glue-point="0" svg:d="M9953 13006l1080 1624" svg:viewBox="0 0 1081 1625">
          <text:p/>
        </draw:connector>
        <draw:connector draw:style-name="gr23" draw:text-style-name="P12" draw:layer="layout" draw:type="line" svg:x1="10.906cm" svg:y1="20.05cm" svg:x2="9.509cm" svg:y2="18.232cm" draw:start-shape="id10" draw:start-glue-point="3" draw:end-shape="id11" draw:end-glue-point="2" svg:d="M10906 20050l-1397-1818" svg:viewBox="0 0 1398 1819">
          <text:p/>
        </draw:connector>
        <draw:connector draw:style-name="gr22" draw:text-style-name="P12" draw:layer="layout" draw:type="line" svg:x1="13.954cm" svg:y1="15.173cm" svg:x2="11.541cm" svg:y2="15.138cm" draw:start-shape="id12" draw:start-glue-point="3" draw:end-shape="id9" draw:end-glue-point="1" svg:d="M13954 15173l-2413-35" svg:viewBox="0 0 2414 36">
          <text:p/>
        </draw:connector>
        <draw:connector draw:style-name="gr22" draw:text-style-name="P12" draw:layer="layout" draw:type="line" svg:x1="19.034cm" svg:y1="14.665cm" svg:x2="15.859cm" svg:y2="12.371cm" draw:start-shape="id13" draw:start-glue-point="0" draw:end-shape="id14" draw:end-glue-point="1" svg:d="M19034 14665l-3175-2294" svg:viewBox="0 0 3176 2295">
          <text:p/>
        </draw:connector>
        <draw:connector draw:style-name="gr22" draw:text-style-name="P12" draw:layer="layout" draw:type="line" svg:x1="23.415cm" svg:y1="5.475cm" svg:x2="19.586cm" svg:y2="8.569cm" draw:start-shape="id3" draw:start-glue-point="2" draw:end-shape="id15" draw:end-glue-point="0" svg:d="M23415 5475l-3829 3094" svg:viewBox="0 0 3830 3095">
          <text:p/>
        </draw:connector>
        <draw:connector draw:style-name="gr22" draw:text-style-name="P12" draw:layer="layout" draw:type="line" svg:x1="23.415cm" svg:y1="5.475cm" svg:x2="23.548cm" svg:y2="11.971cm" draw:start-shape="id3" draw:start-glue-point="2" draw:end-shape="id16" draw:end-glue-point="0" svg:d="M23415 5475l133 6496" svg:viewBox="0 0 134 6497">
          <text:p/>
        </draw:connector>
        <draw:connector draw:style-name="gr22" draw:text-style-name="P12" draw:layer="layout" draw:type="line" svg:x1="23.415cm" svg:y1="5.475cm" svg:x2="28.924cm" svg:y2="8.569cm" draw:start-shape="id3" draw:start-glue-point="2" draw:end-shape="id17" draw:end-glue-point="0" svg:d="M23415 5475l5509 3094" svg:viewBox="0 0 5510 3095">
          <text:p/>
        </draw:connector>
        <draw:connector draw:style-name="gr22" draw:text-style-name="P12" draw:layer="layout" draw:type="line" svg:x1="33.969cm" svg:y1="9.839cm" svg:x2="33.051cm" svg:y2="11.736cm" draw:start-shape="id18" draw:start-glue-point="2" draw:end-shape="id19" draw:end-glue-point="0" svg:d="M33969 9839l-918 1897" svg:viewBox="0 0 919 1898">
          <text:p/>
        </draw:connector>
        <draw:connector draw:style-name="gr22" draw:text-style-name="P12" draw:layer="layout" draw:type="line" svg:x1="32.813cm" svg:y1="6.283cm" svg:x2="28.924cm" svg:y2="8.569cm" draw:start-shape="id1" draw:start-glue-point="2" draw:end-shape="id17" draw:end-glue-point="0" svg:d="M32813 6283l-3889 2286" svg:viewBox="0 0 3890 2287">
          <text:p/>
        </draw:connector>
        <draw:connector draw:style-name="gr22" draw:text-style-name="P12" draw:layer="layout" draw:type="line" svg:x1="32.813cm" svg:y1="6.283cm" svg:x2="33.969cm" svg:y2="8.569cm" draw:start-shape="id1" draw:start-glue-point="2" draw:end-shape="id18" draw:end-glue-point="0" svg:d="M32813 6283l1156 2286" svg:viewBox="0 0 1157 2287">
          <text:p/>
        </draw:connector>
        <draw:connector draw:style-name="gr22" draw:text-style-name="P12" draw:layer="layout" draw:type="line" svg:x1="32.813cm" svg:y1="6.283cm" svg:x2="38.941cm" svg:y2="8.569cm" draw:start-shape="id1" draw:start-glue-point="2" draw:end-shape="id20" draw:end-glue-point="0" svg:d="M32813 6283l6128 2286" svg:viewBox="0 0 6129 2287">
          <text:p/>
        </draw:connector>
        <draw:connector draw:style-name="gr22" draw:text-style-name="P12" draw:layer="layout" draw:type="line" svg:x1="32.813cm" svg:y1="6.283cm" svg:x2="26.252cm" svg:y2="8.438cm" draw:start-shape="id1" draw:start-glue-point="2" svg:d="M32813 6283l-6561 2155" svg:viewBox="0 0 6562 2156">
          <text:p/>
        </draw:connector>
        <draw:connector draw:style-name="gr22" draw:text-style-name="P12" draw:layer="layout" draw:type="line" svg:x1="27.139cm" svg:y1="14.665cm" svg:x2="29.552cm" svg:y2="13.014cm" draw:start-shape="id21" draw:start-glue-point="0" draw:end-shape="id22" draw:end-glue-point="2" svg:d="M27139 14665l2413-1651" svg:viewBox="0 0 2414 1652">
          <text:p/>
        </draw:connector>
        <draw:connector draw:style-name="gr22" draw:text-style-name="P12" draw:layer="layout" draw:type="line" svg:x1="36.418cm" svg:y1="14.665cm" svg:x2="33.051cm" svg:y2="13.006cm" draw:start-shape="id23" draw:start-glue-point="0" draw:end-shape="id19" draw:end-glue-point="2" svg:d="M36418 14665l-3367-1659" svg:viewBox="0 0 3368 1660">
          <text:p/>
        </draw:connector>
        <draw:connector draw:style-name="gr22" draw:text-style-name="P12" draw:layer="layout" draw:type="line" svg:x1="39.377cm" svg:y1="14.692cm" svg:x2="36.183cm" svg:y2="12.914cm" draw:start-shape="id24" draw:start-glue-point="0" draw:end-shape="id25" draw:end-glue-point="2" svg:d="M39377 14692l-3194-1778" svg:viewBox="0 0 3195 1779">
          <text:p/>
        </draw:connector>
        <draw:connector draw:style-name="gr20" draw:text-style-name="P12" draw:layer="layout" draw:type="curve" draw:line-skew="0.39cm" svg:x1="23.548cm" svg:y1="12.987cm" svg:x2="6.715cm" svg:y2="12.879cm" draw:start-shape="id16" draw:end-shape="id26" draw:end-glue-point="2" svg:d="M23548 12987c0 1338-16833 1392-16833-108" svg:viewBox="0 0 16834 1119">
          <text:p/>
        </draw:connector>
        <draw:connector draw:style-name="gr20" draw:text-style-name="P12" draw:layer="layout" draw:type="curve" draw:line-skew="0.255cm" svg:x1="30.695cm" svg:y1="15.681cm" svg:x2="11.033cm" svg:y2="15.646cm" draw:start-shape="id27" draw:start-glue-point="2" draw:end-shape="id9" draw:end-glue-point="2" svg:d="M30695 15681c0 1135-19662 1153-19662-35" svg:viewBox="0 0 19663 890">
          <text:p/>
        </draw:connector>
        <draw:connector draw:style-name="gr24" draw:text-style-name="P12" draw:layer="layout" draw:type="line" svg:x1="3.068cm" svg:y1="9.839cm" svg:x2="1.608cm" svg:y2="11.863cm" draw:start-shape="id4" draw:start-glue-point="2" draw:end-shape="id28" draw:end-glue-point="0" svg:d="M3068 9839l-1460 2024" svg:viewBox="0 0 1461 2025">
          <text:p/>
        </draw:connector>
        <draw:connector draw:style-name="gr24" draw:text-style-name="P12" draw:layer="layout" draw:type="line" svg:x1="3.068cm" svg:y1="9.839cm" svg:x2="4.302cm" svg:y2="11.863cm" draw:start-shape="id4" draw:start-glue-point="2" draw:end-shape="id29" draw:end-glue-point="0" svg:d="M3068 9839l1234 2024" svg:viewBox="0 0 1235 2025">
          <text:p/>
        </draw:connector>
        <draw:connector draw:style-name="gr24" draw:text-style-name="P12" draw:layer="layout" draw:type="line" svg:x1="8.429cm" svg:y1="9.866cm" svg:x2="6.715cm" svg:y2="11.863cm" draw:start-shape="id5" draw:start-glue-point="2" draw:end-shape="id26" draw:end-glue-point="0" svg:d="M8429 9866l-1714 1997" svg:viewBox="0 0 1715 1998">
          <text:p/>
        </draw:connector>
        <draw:connector draw:style-name="gr24" draw:text-style-name="P12" draw:layer="layout" draw:type="line" svg:x1="8.747cm" svg:y1="15.646cm" svg:x2="6.969cm" svg:y2="17.216cm" draw:start-shape="id8" draw:start-glue-point="2" draw:end-shape="id30" draw:end-glue-point="0" svg:d="M8747 15646l-1778 1570" svg:viewBox="0 0 1779 1571">
          <text:p/>
        </draw:connector>
        <draw:connector draw:style-name="gr24" draw:text-style-name="P12" draw:layer="layout" draw:type="line" svg:x1="8.747cm" svg:y1="15.646cm" svg:x2="9.509cm" svg:y2="17.216cm" draw:start-shape="id8" draw:start-glue-point="2" draw:end-shape="id11" draw:end-glue-point="0" svg:d="M8747 15646l762 1570" svg:viewBox="0 0 763 1571">
          <text:p/>
        </draw:connector>
        <draw:connector draw:style-name="gr24" draw:text-style-name="P12" draw:layer="layout" draw:type="line" svg:x1="13.636cm" svg:y1="18.259cm" svg:x2="11.922cm" svg:y2="20.05cm" draw:start-shape="id31" draw:start-glue-point="2" draw:end-shape="id10" draw:end-glue-point="1" svg:d="M13636 18259l-1714 1791" svg:viewBox="0 0 1715 1792">
          <text:p/>
        </draw:connector>
        <draw:connector draw:style-name="gr24" draw:text-style-name="P12" draw:layer="layout" draw:type="line" svg:x1="13.636cm" svg:y1="16.989cm" svg:x2="14.462cm" svg:y2="15.681cm" draw:start-shape="id31" draw:start-glue-point="0" draw:end-shape="id12" draw:end-glue-point="2" svg:d="M13636 16989l826-1308" svg:viewBox="0 0 827 1309">
          <text:p/>
        </draw:connector>
        <draw:connector draw:style-name="gr24" draw:text-style-name="P12" draw:layer="layout" draw:type="line" svg:x1="19.224cm" svg:y1="17.078cm" svg:x2="19.034cm" svg:y2="15.681cm" draw:start-shape="id32" draw:start-glue-point="0" draw:end-shape="id13" draw:end-glue-point="2" svg:d="M19224 17078l-190-1397" svg:viewBox="0 0 191 1398">
          <text:p/>
        </draw:connector>
        <draw:connector draw:style-name="gr22" draw:text-style-name="P12" draw:layer="layout" draw:type="line" svg:x1="14.779cm" svg:y1="9.839cm" svg:x2="15.351cm" svg:y2="11.863cm" draw:start-shape="id6" draw:start-glue-point="2" draw:end-shape="id14" draw:end-glue-point="0" svg:d="M14779 9839l572 2024" svg:viewBox="0 0 573 2025">
          <text:p/>
        </draw:connector>
        <draw:connector draw:style-name="gr24" draw:text-style-name="P12" draw:layer="layout" draw:type="line" svg:x1="19.586cm" svg:y1="9.839cm" svg:x2="19.022cm" svg:y2="11.871cm" draw:start-shape="id15" draw:start-glue-point="2" draw:end-shape="id33" draw:end-glue-point="0" svg:d="M19586 9839l-564 2032" svg:viewBox="0 0 565 2033">
          <text:p/>
        </draw:connector>
        <draw:connector draw:style-name="gr24" draw:text-style-name="P12" draw:layer="layout" draw:type="line" svg:x1="28.924cm" svg:y1="9.839cm" svg:x2="29.552cm" svg:y2="11.998cm" draw:start-shape="id17" draw:start-glue-point="2" draw:end-shape="id22" draw:end-glue-point="0" svg:d="M28924 9839l628 2159" svg:viewBox="0 0 629 2160">
          <text:p/>
        </draw:connector>
        <draw:connector draw:style-name="gr24" draw:text-style-name="P12" draw:layer="layout" draw:type="line" svg:x1="33.969cm" svg:y1="9.839cm" svg:x2="36.183cm" svg:y2="11.898cm" draw:start-shape="id18" draw:start-glue-point="2" draw:end-shape="id25" draw:end-glue-point="0" svg:d="M33969 9839l2214 2059" svg:viewBox="0 0 2215 2060">
          <text:p/>
        </draw:connector>
        <draw:connector draw:style-name="gr24" draw:text-style-name="P12" draw:layer="layout" draw:type="line" svg:x1="38.941cm" svg:y1="9.839cm" svg:x2="38.234cm" svg:y2="11.898cm" draw:start-shape="id20" draw:start-glue-point="2" draw:end-shape="id34" draw:end-glue-point="0" svg:d="M38941 9839l-707 2059" svg:viewBox="0 0 708 2060">
          <text:p/>
        </draw:connector>
        <draw:connector draw:style-name="gr24" draw:text-style-name="P12" draw:layer="layout" draw:type="line" svg:x1="38.941cm" svg:y1="9.839cm" svg:x2="40.004cm" svg:y2="11.944cm" draw:start-shape="id20" draw:start-glue-point="2" draw:end-shape="id35" draw:end-glue-point="0" svg:d="M38941 9839l1063 2105" svg:viewBox="0 0 1064 2106">
          <text:p/>
        </draw:connector>
        <draw:connector draw:style-name="gr24" draw:text-style-name="P12" draw:layer="layout" draw:type="line" svg:x1="27.479cm" svg:y1="17.205cm" svg:x2="27.139cm" svg:y2="15.681cm" draw:start-shape="id36" draw:start-glue-point="0" draw:end-shape="id21" draw:end-glue-point="2" svg:d="M27479 17205l-340-1524" svg:viewBox="0 0 341 1525">
          <text:p/>
        </draw:connector>
        <draw:connector draw:style-name="gr24" draw:text-style-name="P12" draw:layer="layout" draw:type="line" svg:x1="33.051cm" svg:y1="13.006cm" svg:x2="30.695cm" svg:y2="14.665cm" draw:start-shape="id19" draw:start-glue-point="2" draw:end-shape="id27" draw:end-glue-point="0" svg:d="M33051 13006l-2356 1659" svg:viewBox="0 0 2357 1660">
          <text:p/>
        </draw:connector>
        <draw:connector draw:style-name="gr24" draw:text-style-name="P12" draw:layer="layout" draw:type="line" svg:x1="33.051cm" svg:y1="13.006cm" svg:x2="34.043cm" svg:y2="14.665cm" draw:start-shape="id19" draw:start-glue-point="2" draw:end-shape="id37" draw:end-glue-point="0" svg:d="M33051 13006l992 1659" svg:viewBox="0 0 993 1660">
          <text:p/>
        </draw:connector>
        <draw:connector draw:style-name="gr24" draw:text-style-name="P12" draw:layer="layout" draw:type="line" svg:x1="36.242cm" svg:y1="17.205cm" svg:x2="36.418cm" svg:y2="15.681cm" draw:start-shape="id38" draw:start-glue-point="0" draw:end-shape="id23" draw:end-glue-point="2" svg:d="M36242 17205l176-1524" svg:viewBox="0 0 177 1525">
          <text:p/>
        </draw:connector>
        <draw:connector draw:style-name="gr24" draw:text-style-name="P12" draw:layer="layout" draw:type="line" svg:x1="36.242cm" svg:y1="17.205cm" svg:x2="39.377cm" svg:y2="15.708cm" draw:start-shape="id38" draw:start-glue-point="0" draw:end-shape="id24" draw:end-glue-point="2" svg:d="M36242 17205l3135-1497" svg:viewBox="0 0 3136 1498">
          <text:p/>
        </draw:connector>
        <draw:connector draw:style-name="gr24" draw:text-style-name="P12" draw:layer="layout" draw:type="line" svg:x1="19.586cm" svg:y1="9.839cm" svg:x2="21.078cm" svg:y2="11.871cm" draw:start-shape="id15" draw:start-glue-point="2" draw:end-shape="id39" draw:end-glue-point="0" svg:d="M19586 9839l1492 2032" svg:viewBox="0 0 1493 2033">
          <text:p/>
        </draw:connector>
        <draw:connector draw:style-name="gr24" draw:text-style-name="P12" draw:layer="layout" draw:type="line" svg:x1="26.273cm" svg:y1="9.777cm" svg:x2="25.361cm" svg:y2="11.971cm" draw:start-shape="id40" draw:start-glue-point="2" draw:end-shape="id41" draw:end-glue-point="0" svg:d="M26273 9777l-912 2194" svg:viewBox="0 0 913 2195">
          <text:p/>
        </draw:connector>
        <draw:connector draw:style-name="gr24" draw:text-style-name="P12" draw:layer="layout" draw:type="line" svg:x1="26.273cm" svg:y1="9.777cm" svg:x2="23.548cm" svg:y2="11.971cm" draw:start-shape="id40" draw:start-glue-point="2" draw:end-shape="id16" draw:end-glue-point="0" svg:d="M26273 9777l-2725 2194" svg:viewBox="0 0 2726 2195">
          <text:p/>
        </draw:connector>
        <draw:frame draw:style-name="gr25" draw:text-style-name="P13" draw:layer="layout" svg:width="5.08cm" svg:height="3.464cm" svg:x="0.935cm" svg:y="1.989cm">
          <draw:text-box>
            <text:p text:style-name="P1"><text:span text:style-name="T3">refers</text:span></text:p>
            <text:p text:style-name="P1"><text:span text:style-name="T4">contains</text:span></text:p>
            <text:p text:style-name="P1"><text:span text:style-name="T5">updates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radial" draw:cx="50%" draw:cy="50%" draw:start-color="#8ae234" draw:end-color="#4e9a06" draw:start-intensity="100%" draw:end-intensity="100%" draw:border="0%"/>
    <draw:gradient draw:name="Gradient_20_16" draw:display-name="Gradient 16" draw:style="radial" draw:cx="50%" draw:cy="50%" draw:start-color="#ffffcc" draw:end-color="#ffff66" draw:start-intensity="100%" draw:end-intensity="100%" draw:border="0%"/>
    <draw:gradient draw:name="Gradient_20_17" draw:display-name="Gradient 17" draw:style="radial" draw:cx="50%" draw:cy="50%" draw:start-color="#0066ff" draw:end-color="#83caff" draw:start-intensity="100%" draw:end-intensity="100%" draw:border="0%"/>
    <draw:gradient draw:name="Gradient_20_19" draw:display-name="Gradient 19" draw:style="radial" draw:cx="50%" draw:cy="50%" draw:start-color="#8ae234" draw:end-color="#4e9a06" draw:start-intensity="100%" draw:end-intensity="100%" draw:border="0%"/>
    <draw:gradient draw:name="Gradient_20_20" draw:display-name="Gradient 20" draw:style="radial" draw:cx="50%" draw:cy="50%" draw:start-color="#8ae234" draw:end-color="#4e9a06" draw:start-intensity="100%" draw:end-intensity="100%" draw:border="0%"/>
    <draw:gradient draw:name="Gradient_20_21" draw:display-name="Gradient 21" draw:style="radial" draw:cx="50%" draw:cy="50%" draw:start-color="#8ae234" draw:end-color="#4e9a06" draw:start-intensity="100%" draw:end-intensity="100%" draw:border="0%"/>
    <draw:gradient draw:name="Gradient_20_22" draw:display-name="Gradient 22" draw:style="radial" draw:cx="50%" draw:cy="50%" draw:start-color="#8ae234" draw:end-color="#4e9a06" draw:start-intensity="100%" draw:end-intensity="100%" draw:border="0%"/>
    <draw:gradient draw:name="Gradient_20_23" draw:display-name="Gradient 23" draw:style="radial" draw:cx="50%" draw:cy="50%" draw:start-color="#8ae234" draw:end-color="#4e9a06" draw:start-intensity="100%" draw:end-intensity="100%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2:22:23.318628906</meta:creation-date>
    <dc:date>2018-06-03T06:30:38.803188123</dc:date>
    <meta:editing-duration>PT40M55S</meta:editing-duration>
    <meta:editing-cycles>6</meta:editing-cycles>
    <meta:generator>LibreOffice/5.1.6.2$Linux_X86_64 LibreOffice_project/10m0$Build-2</meta:generator>
    <meta:document-statistic meta:object-count="96"/>
  </office:meta>
</office:document-meta>
</file>